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it4ApplicationEventsIntegrationTests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4ApplicationEventsIntegrationTests.assertTestExpectations( String te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stomEvent.CustomEvent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Even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4ApplicationEventsIntegrationTests.afterE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Unit4ApplicationEventsIntegrationTests.assertEventTypes( ApplicationEvents applicationEvents , String ...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4ApplicationEventsIntegrationTests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4ApplicationEventsIntegrationTests.beforeE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